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baf" officeooo:paragraph-rsid="00077baf"/>
    </style:style>
    <style:style style:name="P2" style:family="paragraph" style:parent-style-name="Standard">
      <style:text-properties officeooo:rsid="00077baf" officeooo:paragraph-rsid="0018afdc"/>
    </style:style>
    <style:style style:name="P3" style:family="paragraph" style:parent-style-name="Standard">
      <style:text-properties officeooo:rsid="00077baf" officeooo:paragraph-rsid="002d5033"/>
    </style:style>
    <style:style style:name="P4" style:family="paragraph" style:parent-style-name="Standard">
      <style:text-properties officeooo:paragraph-rsid="00077baf"/>
    </style:style>
    <style:style style:name="P5" style:family="paragraph" style:parent-style-name="Standard">
      <style:text-properties officeooo:paragraph-rsid="0011d72c"/>
    </style:style>
    <style:style style:name="P6" style:family="paragraph" style:parent-style-name="Standard">
      <style:text-properties officeooo:rsid="001a9bd6" officeooo:paragraph-rsid="001a9bd6"/>
    </style:style>
    <style:style style:name="P7" style:family="paragraph" style:parent-style-name="Standard">
      <style:text-properties officeooo:rsid="001c1a47" officeooo:paragraph-rsid="001c1a47"/>
    </style:style>
    <style:style style:name="P8" style:family="paragraph" style:parent-style-name="Standard">
      <style:text-properties officeooo:rsid="001dac8e" officeooo:paragraph-rsid="001dac8e"/>
    </style:style>
    <style:style style:name="P9" style:family="paragraph" style:parent-style-name="Standard">
      <style:text-properties officeooo:paragraph-rsid="002275ae"/>
    </style:style>
    <style:style style:name="P10" style:family="paragraph" style:parent-style-name="Standard">
      <style:text-properties officeooo:paragraph-rsid="0023770f"/>
    </style:style>
    <style:style style:name="P11" style:family="paragraph" style:parent-style-name="Standard">
      <style:text-properties officeooo:paragraph-rsid="002391dc"/>
    </style:style>
    <style:style style:name="P12" style:family="paragraph" style:parent-style-name="Standard">
      <style:text-properties officeooo:paragraph-rsid="002d5033"/>
    </style:style>
    <style:style style:name="P13" style:family="paragraph" style:parent-style-name="Standard">
      <style:text-properties officeooo:rsid="002d5033" officeooo:paragraph-rsid="002d5033"/>
    </style:style>
    <style:style style:name="P14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d5033" officeooo:paragraph-rsid="002d5033"/>
    </style:style>
    <style:style style:name="P15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e343b" officeooo:paragraph-rsid="002d5033"/>
    </style:style>
    <style:style style:name="P16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e343b" officeooo:paragraph-rsid="002e343b"/>
    </style:style>
    <style:style style:name="P17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f02f4" officeooo:paragraph-rsid="002f02f4"/>
    </style:style>
    <style:style style:name="P18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21509" officeooo:paragraph-rsid="00321509"/>
    </style:style>
    <style:style style:name="P19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2b784" officeooo:paragraph-rsid="0032b784"/>
    </style:style>
    <style:style style:name="P20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62480" officeooo:paragraph-rsid="00362480"/>
    </style:style>
    <style:style style:name="P21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788a1" officeooo:paragraph-rsid="003788a1"/>
    </style:style>
    <style:style style:name="P22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788a1" officeooo:paragraph-rsid="0038e0c4"/>
    </style:style>
    <style:style style:name="P23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788a1" officeooo:paragraph-rsid="00399df1"/>
    </style:style>
    <style:style style:name="P24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b73a2" officeooo:paragraph-rsid="003b73a2"/>
    </style:style>
    <style:style style:name="P25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ef6df" officeooo:paragraph-rsid="003ef6df"/>
    </style:style>
    <style:style style:name="P26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218cc" officeooo:paragraph-rsid="004218cc"/>
    </style:style>
    <style:style style:name="P27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2ebf7" officeooo:paragraph-rsid="0042ebf7"/>
    </style:style>
    <style:style style:name="P28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92c0f" officeooo:paragraph-rsid="00399df1"/>
    </style:style>
    <style:style style:name="P29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4deaa" officeooo:paragraph-rsid="0044deaa"/>
    </style:style>
    <style:style style:name="P30" style:family="paragraph" style:parent-style-name="Preformatted_20_Text">
      <style:text-properties officeooo:paragraph-rsid="002275ae"/>
    </style:style>
    <style:style style:name="P31" style:family="paragraph" style:parent-style-name="Preformatted_20_Text">
      <style:text-properties officeooo:paragraph-rsid="0023770f"/>
    </style:style>
    <style:style style:name="P32" style:family="paragraph" style:parent-style-name="Preformatted_20_Text">
      <style:text-properties officeooo:paragraph-rsid="002391dc"/>
    </style:style>
    <style:style style:name="P33" style:family="paragraph" style:parent-style-name="Text_20_body">
      <style:text-properties officeooo:paragraph-rsid="00270cef"/>
    </style:style>
    <style:style style:name="P34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6ac0e" officeooo:paragraph-rsid="0046ac0e"/>
    </style:style>
    <style:style style:name="P35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80779" officeooo:paragraph-rsid="00480779"/>
    </style:style>
    <style:style style:name="P36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8804e" officeooo:paragraph-rsid="0048804e"/>
    </style:style>
    <style:style style:name="P37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8b63b" officeooo:paragraph-rsid="0048b63b"/>
    </style:style>
    <style:style style:name="P38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a9362" officeooo:paragraph-rsid="004a9362"/>
    </style:style>
    <style:style style:name="P39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afffd" officeooo:paragraph-rsid="004afffd"/>
    </style:style>
    <style:style style:name="P40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c8eb5" officeooo:paragraph-rsid="004c8eb5"/>
    </style:style>
    <style:style style:name="P41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d1fbb" officeooo:paragraph-rsid="004d1fbb"/>
    </style:style>
    <style:style style:name="P42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f82ed" officeooo:paragraph-rsid="004f82ed"/>
    </style:style>
    <style:style style:name="P43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f8d41" officeooo:paragraph-rsid="004f8d41"/>
    </style:style>
    <style:style style:name="T1" style:family="text">
      <style:text-properties officeooo:rsid="000863c9"/>
    </style:style>
    <style:style style:name="T2" style:family="text">
      <style:text-properties officeooo:rsid="00077baf"/>
    </style:style>
    <style:style style:name="T3" style:family="text">
      <style:text-properties officeooo:rsid="000b94ba"/>
    </style:style>
    <style:style style:name="T4" style:family="text">
      <style:text-properties officeooo:rsid="000dffb7"/>
    </style:style>
    <style:style style:name="T5" style:family="text">
      <style:text-properties style:text-line-through-style="solid" style:text-line-through-type="single" officeooo:rsid="0011d72c"/>
    </style:style>
    <style:style style:name="T6" style:family="text">
      <style:text-properties style:text-line-through-style="none" style:text-line-through-type="none" officeooo:rsid="0011d72c"/>
    </style:style>
    <style:style style:name="T7" style:family="text">
      <style:text-properties style:text-line-through-style="none" style:text-line-through-type="none" officeooo:rsid="0021210c"/>
    </style:style>
    <style:style style:name="T8" style:family="text">
      <style:text-properties style:text-line-through-style="none" style:text-line-through-type="none" officeooo:rsid="002275ae"/>
    </style:style>
    <style:style style:name="T9" style:family="text">
      <style:text-properties style:text-line-through-style="none" style:text-line-through-type="none" officeooo:rsid="002302f0"/>
    </style:style>
    <style:style style:name="T10" style:family="text">
      <style:text-properties style:text-line-through-style="none" style:text-line-through-type="none" officeooo:rsid="002325af"/>
    </style:style>
    <style:style style:name="T11" style:family="text">
      <style:text-properties style:text-line-through-style="none" style:text-line-through-type="none" officeooo:rsid="0023770f"/>
    </style:style>
    <style:style style:name="T12" style:family="text">
      <style:text-properties style:text-line-through-style="none" style:text-line-through-type="none" officeooo:rsid="002391dc"/>
    </style:style>
    <style:style style:name="T13" style:family="text">
      <style:text-properties style:text-line-through-style="none" style:text-line-through-type="none" officeooo:rsid="00270cef"/>
    </style:style>
    <style:style style:name="T14" style:family="text">
      <style:text-properties officeooo:rsid="00145378"/>
    </style:style>
    <style:style style:name="T15" style:family="text">
      <style:text-properties officeooo:rsid="0018afdc"/>
    </style:style>
    <style:style style:name="T16" style:family="text">
      <style:text-properties officeooo:rsid="00199bdb"/>
    </style:style>
    <style:style style:name="T17" style:family="text">
      <style:text-properties officeooo:rsid="001c0150"/>
    </style:style>
    <style:style style:name="T18" style:family="text">
      <style:text-properties officeooo:rsid="002d5033"/>
    </style:style>
    <style:style style:name="T19" style:family="text">
      <style:text-properties fo:font-variant="normal" fo:text-transform="none" fo:color="#030303" style:font-name="Roboto" fo:font-size="10.5pt" fo:letter-spacing="normal" fo:font-style="normal" fo:font-weight="normal"/>
    </style:style>
    <style:style style:name="T20" style:family="text">
      <style:text-properties fo:font-variant="normal" fo:text-transform="none" fo:color="#030303" style:font-name="Roboto" fo:font-size="10.5pt" fo:letter-spacing="normal" fo:font-style="normal" fo:font-weight="normal" officeooo:rsid="002d5033"/>
    </style:style>
    <style:style style:name="T21" style:family="text">
      <style:text-properties fo:font-variant="normal" fo:text-transform="none" fo:color="#030303" style:font-name="Roboto" fo:font-size="10.5pt" fo:letter-spacing="normal" fo:font-style="normal" fo:font-weight="normal" officeooo:rsid="0044deaa"/>
    </style:style>
    <style:style style:name="T22" style:family="text">
      <style:text-properties fo:font-variant="normal" fo:text-transform="none" fo:color="#030303" style:font-name="Roboto" fo:font-size="10.5pt" fo:letter-spacing="normal" fo:font-style="normal" fo:font-weight="normal" officeooo:rsid="00454a82"/>
    </style:style>
    <style:style style:name="T23" style:family="text">
      <style:text-properties officeooo:rsid="002f02f4"/>
    </style:style>
    <style:style style:name="T24" style:family="text">
      <style:text-properties officeooo:rsid="0034b45c"/>
    </style:style>
    <style:style style:name="T25" style:family="text">
      <style:text-properties officeooo:rsid="0038e0c4"/>
    </style:style>
    <style:style style:name="T26" style:family="text">
      <style:text-properties officeooo:rsid="00399df1"/>
    </style:style>
    <style:style style:name="T27" style:family="text">
      <style:text-properties officeooo:rsid="003d1711"/>
    </style:style>
    <style:style style:name="T28" style:family="text">
      <style:text-properties officeooo:rsid="003ef6df"/>
    </style:style>
    <style:style style:name="T29" style:family="text">
      <style:text-properties officeooo:rsid="0042ac1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style-asian="normal" style:font-style-complex="normal"/>
    </style:style>
    <style:style style:name="T32" style:family="text">
      <style:text-properties officeooo:rsid="004dea82" style:font-style-asian="normal" style:font-style-complex="normal"/>
    </style:style>
    <style:style style:name="T33" style:family="text">
      <style:text-properties officeooo:rsid="004f8d41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mmands n links</text:p>
      <text:p text:style-name="P3"><text:a xlink:type="simple" xlink:href="https://www.youtube.com/watch?v=GrI5c9PXS5k" text:style-name="Internet_20_link" text:visited-style-name="Visited_20_Internet_20_Link">https://www.youtube.com/watch?v=GrI5c9PXS5k</text:a></text:p>
      <text:p text:style-name="P12"><text:span text:style-name="T18">1.</text:span><text:span text:style-name="T19">sudo apt update; sudo apt upgrade</text:span></text:p>
      <text:p text:style-name="P12"><text:span text:style-name="T20">2.</text:span><text:span text:style-name="T19">sudo apt install vlc gimp gparted synaptic</text:span></text:p>
      <text:p text:style-name="P14">3.sudo apt install preload</text:p>
      <text:p text:style-name="P14">4.Improve Laptop Battery: sudo apt install tlp tlp-rdw</text:p>
      <text:p text:style-name="P14">5.Change DNS: 8.8.8.8,8.8.4.4</text:p>
      <text:p text:style-name="P14">6.sudo apt install synaptic:</text:p>
      <text:p text:style-name="P14">7.sudo apt install bleachbit</text:p>
      <text:p text:style-name="P15"><text:span text:style-name="T23">8.</text:span>kill any process</text:p>
      <text:p text:style-name="P16">sudo kill &lt;process-id&gt;</text:p>
      <text:p text:style-name="P16">after that configure package</text:p>
      <text:p text:style-name="P16">sudo dpkg –configure -a</text:p>
      <text:p text:style-name="P17">9.install deconf-editor</text:p>
      <text:p text:style-name="P17">-sudo apt-get update -y</text:p>
      <text:p text:style-name="P17">-sudo apt-get install -y dconf-editor</text:p>
      <text:p text:style-name="P18">10. -git add -A &amp;&amp; git commit (add n commit to git)</text:p>
      <text:p text:style-name="P18">after that write commit msg, then</text:p>
      <text:p text:style-name="P18">press F2,Y and enter</text:p>
      <text:p text:style-name="P19">11. create file :-</text:p>
      <text:p text:style-name="P19">cat &gt;file_name </text:p>
      <text:p text:style-name="P19">write sth in file then <text:span text:style-name="T24">enter </text:span><text:s/>, ctrz +z to save</text:p>
      <text:p text:style-name="P20">12. Open file graphically</text:p>
      <text:p text:style-name="P20">- gedit file_name,</text:p>
      <text:p text:style-name="P21">To check directory n file name </text:p>
      <text:p text:style-name="P21">-ls -l</text:p>
      <text:p text:style-name="P22">-<text:span text:style-name="T25">la -a (check hidden file)</text:span></text:p>
      <text:p text:style-name="P22">-<text:span text:style-name="T25">la -all (check all files)</text:span></text:p>
      <text:p text:style-name="P28">ctrl+shift + (increase terminal font)</text:p>
      <text:p text:style-name="P23"><text:span text:style-name="T26">cd +enter (home directory)</text:span> </text:p>
      <text:p text:style-name="P24">13. To install any package first update &amp; upgrade</text:p>
      <text:p text:style-name="P24">- sudo apt update;sudo apt upgrade</text:p>
      <text:p text:style-name="P24">-sudo snap install leafpad <text:span text:style-name="T27">(install leafpad editor)</text:span></text:p>
      <text:p text:style-name="P24">- <text:span text:style-name="T28">vim file_name (open file with vim editor)</text:span></text:p>
      <text:p text:style-name="P25">press i for insert mode , after writing press escape, and :wq <text:s/>then enter - to save n quit</text:p>
      <text:p text:style-name="P26">14.</text:p>
      <text:p text:style-name="P26">-file file_name (check file info)</text:p>
      <text:p text:style-name="P26">-head <text:span text:style-name="T29">file_name or tail file_name (to read all lines of files)</text:span></text:p>
      <text:p text:style-name="P26">- tail -n <text:span text:style-name="T29">2</text:span> <text:s/>missing <text:span text:style-name="T29">(to read last 2 lines)</text:span></text:p>
      <text:p text:style-name="P27">15.To check system detail</text:p>
      <text:p text:style-name="P27">cat /etc/os-release </text:p>
      <text:p text:style-name="P27">16. to check user details</text:p>
      <text:p text:style-name="P27">uname -a</text:p>
      <text:p text:style-name="P29">17. change swappiness value</text:p>
      <text:p text:style-name="P29">- cat /pro/sys/vm/swappiness (check swappiness value)</text:p>
      <text:p text:style-name="P29">-sudo gedit /etc/sysctl.conf (for changing swappiness value)</text:p>
      <text:p text:style-name="P1"><text:span text:style-name="T19">vm.swappiness=10 </text:span><text:span text:style-name="T21">(write this at the end of text file, </text:span><text:span text:style-name="T22">then restart</text:span><text:span text:style-name="T21">) </text:span><text:span text:style-name="T19"><text:s/></text:span></text:p>
      <text:p text:style-name="P34">18. setteing fils inside dev</text:p>
      <text:p text:style-name="P34">- ls /dev/ , ls <text:span text:style-name="T30">bin</text:span><text:span text:style-name="T31"> (inside bin)</text:span></text:p>
      <text:p text:style-name="P35"><text:span text:style-name="T31">19.</text:span></text:p>
      <text:p text:style-name="P35"><text:span text:style-name="T31">-lsblk (check disk)</text:span></text:p>
      <text:p text:style-name="P35"><text:span text:style-name="T31">-man mkdir (check about any directory)</text:span></text:p>
      <text:p text:style-name="P35"><text:span text:style-name="T31">-top (current program running)</text:span></text:p>
      <text:p text:style-name="P36"><text:span text:style-name="T31">-fg (foreground services),bg (background services),jobs (sleep services),ps (all services)</text:span></text:p>
      <text:p text:style-name="P36"><text:span text:style-name="T31">20:</text:span></text:p>
      <text:p text:style-name="P36"><text:span text:style-name="T31">sudo useradd user1 (create new user)</text:span></text:p>
      <text:p text:style-name="P36"><text:span text:style-name="T31">sudo passwd user1 (set new password for user1)</text:span></text:p>
      <text:p text:style-name="P36"><text:span text:style-name="T31"/></text:p>
      <text:p text:style-name="P37"><text:span text:style-name="T31">id user1 (details of user1)</text:span></text:p>
      <text:p text:style-name="P38"><text:soft-page-break/><text:span text:style-name="T31">userdel user_name (to delete user)</text:span></text:p>
      <text:p text:style-name="P39"><text:span text:style-name="T31">tail /</text:span><text:span text:style-name="T30">etc/group</text:span><text:span text:style-name="T31"> (check group details)</text:span></text:p>
      <text:p text:style-name="P39"><text:span text:style-name="T31"/></text:p>
      <text:p text:style-name="P40"><text:span text:style-name="T31">sudo chmode 444 or 777 file_name (create read only or full access file)</text:span></text:p>
      <text:p text:style-name="P41"><text:span text:style-name="T31">sudo reboot</text:span></text:p>
      <text:p text:style-name="P41"><text:span text:style-name="T31">df -h </text:span><text:span text:style-name="T32">(show all partitions)</text:span></text:p>
      <text:p text:style-name="P42"><text:span text:style-name="T32">2</text:span><text:span text:style-name="T31">1.</text:span></text:p>
      <text:p text:style-name="P42"><text:span text:style-name="T31">remove start up program</text:span></text:p>
      <text:p text:style-name="P42"><text:span text:style-name="T31">sudo sed -i 's/NoDisplay=true/NoDisplay=false/g' /etc/xdg/autostart/*.desktop</text:span></text:p>
      <text:p text:style-name="P42"><text:span text:style-name="T31">snap list </text:span><text:span text:style-name="T33">(check snap packages)</text:span></text:p>
      <text:p text:style-name="P43"><text:span text:style-name="T33">s</text:span><text:span text:style-name="T31">udo snap remove package_name (remove snap package after that you can install debian)</text:span></text:p>
      <text:p text:style-name="P41"><text:span text:style-name="T32"/></text:p>
      <text:p text:style-name="P1"><text:a xlink:type="simple" xlink:href="https://www.youtube.com/watch?v=w7lu5sOM9LU&amp;t=324s" text:style-name="Internet_20_link" text:visited-style-name="Visited_20_Internet_20_Link">https://www.youtube.com/watch?v=w7lu5sOM9LU&amp;t=324s</text:a></text:p>
      <text:p text:style-name="P8">(install flutter in ubuntu 20.04)</text:p>
      <text:p text:style-name="P1">- Sudo apt install ./google.deb</text:p>
      <text:p text:style-name="P2"><text:a xlink:type="simple" xlink:href="mailto:-shakti@shakti-Inspiron-15-3567" text:style-name="Internet_20_link" text:visited-style-name="Visited_20_Internet_20_Link"><text:span text:style-name="T15">-s</text:span></text:a><text:a xlink:type="simple" xlink:href="mailto:-shakti@shakti-Inspiron-15-3567" text:style-name="Internet_20_link" text:visited-style-name="Visited_20_Internet_20_Link">hakti@shakti-Inspiron-15-3567</text:a>:~/flutter/flutter/bin <text:span text:style-name="T16">$ pwd (to know path of flutter)</text:span></text:p>
      <text:p text:style-name="P6">also install vim editor</text:p>
      <text:p text:style-name="P1">-shakti@shakti-Inspiron-15-3567:~/flutter/flutter/bin$ vim ~/bashrc <text:span text:style-name="T15">(set flutter path)</text:span></text:p>
      <text:p text:style-name="P1"><text:span text:style-name="T15">1. </text:span><text:span text:style-name="T17">ctrl+end – to reach end of file. 2 . press i to insert.3. shift +insert to paste it</text:span></text:p>
      <text:p text:style-name="P7">write at the last</text:p>
      <text:p text:style-name="P7">export PATH="$PATH:home/shakti/flutter/flutter/bin"</text:p>
      <text:p text:style-name="P7">i – to insert , wq – write quite, exit</text:p>
      <text:p text:style-name="P1">-sudo snap install android-studio –clasic</text:p>
      <text:p text:style-name="P1">- which curl <text:span text:style-name="T1">(dependency for flutter if not installed then install it)</text:span></text:p>
      <text:p text:style-name="P1">-shakti@shakti-Inspiron-15-3567:~$ sudo apt install curl</text:p>
      <text:p text:style-name="P4"><text:span text:style-name="T2">-</text:span>sudo snap install intellij-idea-community –classic</text:p>
      <text:p text:style-name="P4">-<text:span text:style-name="Source_20_Text">rm -rf </text:span><text:span text:style-name="Source_20_Text"><text:span text:style-name="T3">folder_name (delete non empty folder)</text:span></text:span></text:p>
      <text:p text:style-name="P4"><text:span text:style-name="Source_20_Text">-apt-cache search </text:span><text:span text:style-name="Source_20_Text"><text:span text:style-name="T4">package_name</text:span></text:span></text:p>
      <text:p text:style-name="P4"><text:span text:style-name="Source_20_Text">- </text:span><text:span text:style-name="Source_20_Text"><text:span text:style-name="T14">sudo apt get install package_name(install)</text:span></text:span></text:p>
      <text:p text:style-name="P5"><text:span text:style-name="Source_20_Text"><text:span text:style-name="T5">- </text:span></text:span><text:span text:style-name="Source_20_Text"><text:span text:style-name="T6"><text:s/>sudo apt-get remove package_name(Uninstall)</text:span></text:span></text:p>
      <text:p text:style-name="P5"><text:span text:style-name="Source_20_Text"><text:span text:style-name="T6">- ~/Downloads/tsetup.2.7.4/Telegram$ sudo ./Telegram </text:span></text:span><text:span text:style-name="Source_20_Text"><text:span text:style-name="T7">(install .tar.xz file ,first extract n go to that directory)</text:span></text:span></text:p>
      <text:p text:style-name="P9"><text:span text:style-name="Source_20_Text"><text:span text:style-name="T8">1. If flutter is not detecting android studio n u installed flutter via </text:span></text:span><text:span text:style-name="Source_20_Text"><text:span text:style-name="T9">snap </text:span></text:span><text:span text:style-name="Source_20_Text"><text:span text:style-name="T10">in </text:span></text:span><text:span text:style-name="Source_20_Text"><text:span text:style-name="T8">ubntu</text:span></text:span></text:p>
      <text:p text:style-name="P30"><text:span text:style-name="Source_20_Text"><text:span text:style-name="T8">flutter config --android-studio-dir="/snap/android-studio/current/android-studio"</text:span></text:span></text:p>
      <text:p text:style-name="P10"><text:span text:style-name="Source_20_Text"><text:span text:style-name="T11">for windows 10</text:span></text:span></text:p>
      <text:p text:style-name="P31"><text:span text:style-name="Source_20_Text"><text:span text:style-name="T11">flutter config --android-studio-dir= "C:\Program Files\Android\Android Studio"</text:span></text:span></text:p>
      <text:p text:style-name="P11"><text:span text:style-name="Source_20_Text"><text:span text:style-name="T12">2.install telegram desktop</text:span></text:span></text:p>
      <text:p text:style-name="P32"><text:bookmark text:name="snap-install"/><text:span text:style-name="Source_20_Text"><text:span text:style-name="T12">sudo snap install telegram-desktop</text:span></text:span></text:p>
      <text:p text:style-name="P33"><text:span text:style-name="Source_20_Text"><text:span text:style-name="T13">3</text:span></text:span><text:span text:style-name="Source_20_Text"><text:span text:style-name="T12">.create an empty file:</text:span></text:span><text:span text:style-name="Source_20_Text">touch myfile.txt</text:span></text:p>
      <text:p text:style-name="P11"><text:span text:style-name="Source_20_Tex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05:54:27.881033443</meta:creation-date>
    <dc:date>2021-06-03T03:15:12.181587522</dc:date>
    <meta:editing-duration>PT3H47M4S</meta:editing-duration>
    <meta:editing-cycles>53</meta:editing-cycles>
    <meta:generator>LibreOffice/6.4.7.2$Linux_X86_64 LibreOffice_project/40$Build-2</meta:generator>
    <meta:document-statistic meta:table-count="0" meta:image-count="0" meta:object-count="0" meta:page-count="2" meta:paragraph-count="94" meta:word-count="534" meta:character-count="3656" meta:non-whitespace-character-count="3205"/>
  </office:meta>
</office:document-meta>
</file>